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3399ff" draw:textarea-horizontal-align="justify" draw:textarea-vertical-align="middle" draw:auto-grow-height="false" fo:min-height="0.46cm" fo:min-width="1.73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1.476cm" fo:min-width="3.25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-color="#ff6600" draw:textarea-horizontal-align="justify" draw:textarea-vertical-align="middle" draw:auto-grow-height="false" fo:min-height="0.206cm" fo:min-width="0.98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16cm" fo:min-width="0.972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99cccc" draw:textarea-horizontal-align="justify" draw:textarea-vertical-align="middle" draw:auto-grow-height="false" fo:min-height="0.206cm" fo:min-width="0.98cm" fo:padding-top="0.139cm" fo:padding-bottom="0.139cm" fo:padding-left="0.264cm" fo:padding-right="0.264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-color="#ff6600" draw:textarea-horizontal-align="justify" draw:textarea-vertical-align="middle" draw:auto-grow-height="false" fo:min-height="0.23cm" fo:min-width="1.004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184cm" fo:min-width="0.996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-color="#99cccc" draw:textarea-horizontal-align="justify" draw:textarea-vertical-align="middle" draw:auto-grow-height="false" fo:min-height="0.23cm" fo:min-width="1.004cm" fo:padding-top="0.139cm" fo:padding-bottom="0.139cm" fo:padding-left="0.264cm" fo:padding-right="0.264cm"/>
    </style:style>
    <style:style style:name="gr11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5.612cm" fo:min-width="5.378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5.336cm" fo:min-width="5.38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8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494cm" fo:min-width="7.81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-color="#3399ff" draw:textarea-horizontal-align="justify" draw:textarea-vertical-align="middle" draw:auto-grow-height="false" fo:min-height="0.46cm" fo:min-width="3.766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5.628cm" fo:min-width="6.84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494cm" fo:min-width="0.19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420e" draw:textarea-horizontal-align="justify" draw:textarea-vertical-align="middle" draw:auto-grow-height="false" fo:min-height="0.494cm" fo:min-width="0.19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3cm"/>
    </style:style>
    <style:style style:name="gr23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2.918cm" fo:min-width="5.462cm" fo:padding-top="0.142cm" fo:padding-bottom="0.142cm" fo:padding-left="0.267cm" fo:padding-right="0.267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99ff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-color="#ff6600"/>
      <style:paragraph-properties fo:text-align="center"/>
      <style:text-properties fo:font-size="10pt"/>
    </style:style>
    <style:style style:name="P6" style:family="paragraph">
      <loext:graphic-properties draw:fill-color="#ffffff"/>
      <style:paragraph-properties fo:text-align="center"/>
      <style:text-properties fo:font-size="10pt"/>
    </style:style>
    <style:style style:name="P7" style:family="paragraph">
      <loext:graphic-properties draw:fill-color="#99cccc"/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font-size="11pt" fo:font-weight="bold"/>
    </style:style>
    <style:style style:name="P9" style:family="paragraph">
      <loext:graphic-properties draw:fill-color="#eeeeee"/>
      <style:paragraph-properties fo:text-align="center"/>
      <style:text-properties fo:font-size="5pt"/>
    </style:style>
    <style:style style:name="P10" style:family="paragraph">
      <loext:graphic-properties draw:fill-color="#ff420e"/>
      <style:paragraph-properties fo:text-align="center"/>
      <style:text-properties fo:font-size="5pt"/>
    </style:style>
    <style:style style:name="P11" style:family="paragraph">
      <loext:graphic-properties draw:fill="none" draw:fill-color="#ffffff"/>
      <style:text-properties fo:font-size="12pt" fo:font-style="italic" fo:font-weight="bold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fo:font-size="11pt" fo:font-weight="bold"/>
    </style:style>
    <style:style style:name="T5" style:family="text">
      <style:text-properties style:text-position="33% 58%" fo:font-size="11pt" fo:font-weight="bold"/>
    </style:style>
    <style:style style:name="T6" style:family="text">
      <style:text-properties fo:font-size="12pt" fo:font-style="italic" fo:font-weight="bold" style:font-style-asian="italic" style:font-style-complex="italic"/>
    </style:style>
    <style:style style:name="T7" style:family="text">
      <style:text-properties fo:font-size="12pt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526cm" svg:y1="12.908cm" svg:x2="17.526cm" svg:y2="2.494cm">
          <text:p/>
        </draw:line>
        <draw:line draw:style-name="gr2" draw:text-style-name="P1" draw:layer="layout" svg:x1="7.112cm" svg:y1="19.05cm" svg:x2="7.112cm" svg:y2="2.494cm">
          <text:p/>
        </draw:line>
        <draw:custom-shape draw:style-name="gr3" draw:text-style-name="P3" draw:layer="layout" svg:width="2.286cm" svg:height="0.762cm" svg:x="6.024cm" svg:y="17.826cm">
          <text:p text:style-name="P2"><text:span text:style-name="T1">conv 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778cm" svg:x="5.108cm" svg:y="19.05cm">
          <text:p text:style-name="P2"><text:span text:style-name="T2">Input</text:span></text:p>
          <text:p text:style-name="P2"><text:span text:style-name="T2">(32x32x1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32cm" svg:height="0.508cm" svg:x="6.378cm" svg:y="17.064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0.462cm" svg:x="6.378cm" svg:y="16.348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6.024cm" svg:y="15.34cm">
          <text:p text:style-name="P2"><text:span text:style-name="T1">conv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32cm" svg:height="0.508cm" svg:x="6.378cm" svg:y="14.578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0.462cm" svg:x="6.378cm" svg:y="13.162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32cm" svg:height="0.508cm" svg:x="6.37cm" svg:y="13.862cm">
          <text:p text:style-name="P2"><text:span text:style-name="T3">max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5.996cm" svg:y="11.714cm">
          <text:p text:style-name="P2"><text:span text:style-name="T1">conv 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6.35cm" svg:y="10.952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6.35cm" svg:y="10.236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5.996cm" svg:y="9.128cm">
          <text:p text:style-name="P2"><text:span text:style-name="T1">conv 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6.35cm" svg:y="8.366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6.35cm" svg:y="6.95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32cm" svg:height="0.508cm" svg:x="6.342cm" svg:y="7.65cm">
          <text:p text:style-name="P2"><text:span text:style-name="T3">maxpo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6.08cm" svg:x="3.81cm" svg:y="6.604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096cm" svg:height="5.796cm" svg:x="3.81cm" svg:y="12.954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.78cm" svg:height="0.683cm" svg:x="4.064cm" svg:y="17.905cm">
          <draw:text-box>
            <text:p><text:span text:style-name="T4">(3x3)</text:span><text:span text:style-name="T5">80</text:span></text:p>
          </draw:text-box>
        </draw:frame>
        <draw:frame draw:style-name="gr13" draw:text-style-name="P8" draw:layer="layout" svg:width="1.78cm" svg:height="0.683cm" svg:x="4.062cm" svg:y="15.357cm">
          <draw:text-box>
            <text:p><text:span text:style-name="T4">(3x3)</text:span><text:span text:style-name="T5">120</text:span></text:p>
          </draw:text-box>
        </draw:frame>
        <draw:frame draw:style-name="gr13" draw:text-style-name="P8" draw:layer="layout" svg:width="1.78cm" svg:height="0.683cm" svg:x="4.062cm" svg:y="11.722cm">
          <draw:text-box>
            <text:p><text:span text:style-name="T4">(3x3)</text:span><text:span text:style-name="T5">180</text:span></text:p>
          </draw:text-box>
        </draw:frame>
        <draw:frame draw:style-name="gr13" draw:text-style-name="P8" draw:layer="layout" svg:width="1.78cm" svg:height="0.683cm" svg:x="4.062cm" svg:y="9.174cm">
          <draw:text-box>
            <text:p><text:span text:style-name="T4">(3x3)</text:span><text:span text:style-name="T5">200</text:span></text:p>
          </draw:text-box>
        </draw:frame>
        <draw:custom-shape draw:style-name="gr14" draw:text-style-name="P9" draw:layer="layout" svg:width="8.328cm" svg:height="0.762cm" svg:x="13.462cm" svg:y="12.8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318cm" svg:height="0.762cm" svg:x="15.394cm" svg:y="5.542cm">
          <text:p text:style-name="P2"><text:span text:style-name="T1">Fully conn. 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16.764cm" svg:y="6.558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16.764cm" svg:y="7.366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558cm" svg:height="6.096cm" svg:x="14.54cm" svg:y="5.034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526cm" svg:y1="2.594cm" svg:x2="7.112cm" svg:y2="2.594cm">
          <text:p/>
        </draw:line>
        <draw:custom-shape draw:style-name="gr15" draw:text-style-name="P3" draw:layer="layout" svg:width="4.318cm" svg:height="0.762cm" svg:x="15.34cm" svg:y="8.336cm">
          <text:p text:style-name="P2"><text:span text:style-name="T1">Fully conn. 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16.71cm" svg:y="9.352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16.71cm" svg:y="10.16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3.362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4.024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4.7cm" svg:y="12.8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08cm" svg:height="0.762cm" svg:x="16.1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7.5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8.9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20.3cm" svg:y="12.89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13cm" svg:height="0.725cm" svg:x="16.117cm" svg:y="13.656cm">
          <draw:text-box>
            <text:p><text:span text:style-name="T6">output </text:span><text:span text:style-name="T7">(43 units)</text:span></text:p>
          </draw:text-box>
        </draw:frame>
        <draw:frame draw:style-name="gr20" draw:text-style-name="P8" draw:layer="layout" svg:width="1.366cm" svg:height="0.683cm" svg:x="20.066cm" svg:y="5.621cm">
          <draw:text-box>
            <text:p><text:span text:style-name="T4">80</text:span></text:p>
          </draw:text-box>
        </draw:frame>
        <draw:frame draw:style-name="gr21" draw:text-style-name="P8" draw:layer="layout" svg:width="1.15cm" svg:height="0.683cm" svg:x="20.066cm" svg:y="8.336cm">
          <draw:text-box>
            <text:p><text:span text:style-name="T4">80</text:span></text:p>
          </draw:text-box>
        </draw:frame>
        <draw:frame draw:style-name="gr22" draw:text-style-name="P12" draw:layer="layout" svg:width="1.493cm" svg:height="0.962cm" svg:x="21.621cm" svg:y="12.954cm">
          <draw:text-box>
            <text:p>…..</text:p>
          </draw:text-box>
        </draw:frame>
        <draw:custom-shape draw:style-name="gr3" draw:text-style-name="P3" draw:layer="layout" svg:width="2.286cm" svg:height="0.762cm" svg:x="6.01cm" svg:y="5.435cm">
          <text:p text:style-name="P2"><text:span text:style-name="T1">conv 5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6.364cm" svg:y="4.673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6.364cm" svg:y="3.257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32cm" svg:height="0.508cm" svg:x="6.356cm" svg:y="3.957cm">
          <text:p text:style-name="P2"><text:span text:style-name="T3">maxpool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78cm" svg:height="0.683cm" svg:x="4.076cm" svg:y="5.481cm">
          <draw:text-box>
            <text:p><text:span text:style-name="T4">(3x3)</text:span><text:span text:style-name="T5">200</text:span></text:p>
          </draw:text-box>
        </draw:frame>
        <draw:custom-shape draw:style-name="gr23" draw:text-style-name="P1" draw:layer="layout" svg:width="6.096cm" svg:height="3.302cm" svg:x="3.856cm" svg:y="3.048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02:23:53.892169604</meta:creation-date>
    <meta:editing-duration>P6DT21H19M48S</meta:editing-duration>
    <meta:editing-cycles>3</meta:editing-cycles>
    <meta:generator>LibreOffice/5.1.4.2$Linux_X86_64 LibreOffice_project/10m0$Build-2</meta:generator>
    <dc:date>2017-01-17T10:25:32.441636890</dc:date>
    <meta:document-statistic meta:object-count="72"/>
  </office:meta>
</office:document-meta>
</file>